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 style:list-style-name="L3">
      <style:paragraph-properties fo:text-align="justify" style:justify-single-word="false"/>
    </style:style>
    <style:style style:name="P12" style:family="paragraph" style:parent-style-name="Standard" style:list-style-name="L4">
      <style:paragraph-properties fo:text-align="justify" style:justify-single-word="false"/>
    </style:style>
    <style:style style:name="P13" style:family="paragraph" style:parent-style-name="Standard" style:list-style-name="L5">
      <style:paragraph-properties fo:text-align="justify" style:justify-single-word="false"/>
    </style:style>
    <style:style style:name="P14" style:family="paragraph" style:parent-style-name="Standard" style:list-style-name="L6">
      <style:paragraph-properties fo:text-align="justify" style:justify-single-word="false"/>
    </style:style>
    <style:style style:name="P15" style:family="paragraph" style:parent-style-name="Standard" style:list-style-name="L7">
      <style:paragraph-properties fo:text-align="justify" style:justify-single-word="false"/>
    </style:style>
    <style:style style:name="P16" style:family="paragraph" style:parent-style-name="Standard" style:list-style-name="L8">
      <style:paragraph-properties fo:text-align="justify" style:justify-single-word="false"/>
    </style:style>
    <style:style style:name="P17" style:family="paragraph" style:parent-style-name="Standard" style:list-style-name="L9">
      <style:paragraph-properties fo:text-align="justify" style:justify-single-word="false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P19" style:family="paragraph" style:parent-style-name="Standard" style:list-style-name="L6">
      <style:paragraph-properties fo:text-align="start" style:justify-single-word="false"/>
    </style:style>
    <style:style style:name="P20" style:family="paragraph" style:parent-style-name="Standard" style:list-style-name="L7">
      <style:paragraph-properties fo:text-align="start" style:justify-single-word="false"/>
    </style:style>
    <style:style style:name="P2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Conventions</text:p>
      <text:p text:style-name="P2"/>
      <text:p text:style-name="P4">Best practices</text:p>
      <text:p text:style-name="P4"/>
      <text:list xml:id="list1065436768" text:style-name="L1">
        <text:list-item>
          <text:p text:style-name="P7">Single quotes should always be preferred than double quotes.</text:p>
        </text:list-item>
        <text:list-item>
          <text:p text:style-name="P7">Function and method definitions should be separated by a line and commented.</text:p>
        </text:list-item>
        <text:list-item>
          <text:p text:style-name="P8">To keep readability in functions and methods, it is wise to return early if simple conditions apply that can be checked at the beginning of a method or function.</text:p>
        </text:list-item>
        <text:list-item>
          <text:p text:style-name="P8">When comparing a value and a variable always put the value in the left side.</text:p>
          <text:list>
            <text:list-item>
              <text:p text:style-name="P8">If (3 == $val)</text:p>
            </text:list-item>
          </text:list>
        </text:list-item>
        <text:list-item>
          <text:p text:style-name="P8">Dont use php closing tag ?&gt; in situations where it is not needed to avoid new line problems when setting headers.</text:p>
        </text:list-item>
      </text:list>
      <text:p text:style-name="P3"/>
      <text:p text:style-name="P5">Naming Conventions</text:p>
      <text:p text:style-name="P5"/>
      <text:list xml:id="list1700148254" text:style-name="L2">
        <text:list-item>
          <text:p text:style-name="P10">Global Variables and Functions.</text:p>
          <text:list>
            <text:list-item>
              <text:p text:style-name="P10">If your package needs to define global variables, their names should start with a single underscore followed by the package name and another underscore.</text:p>
            </text:list-item>
            <text:list-item>
              <text:p text:style-name="P10">Global functions should be named using the "studly caps".</text:p>
            </text:list-item>
          </text:list>
        </text:list-item>
        <text:list-item>
          <text:p text:style-name="P10">Classes.</text:p>
          <text:list>
            <text:list-item>
              <text:p text:style-name="P10">Classes should be given descriptive names. Avoid using abbreviations where possible. Class names should always begin with an uppercase letter.</text:p>
              <text:list>
                <text:list-item>
                  <text:p text:style-name="P10">Class_Name</text:p>
                </text:list-item>
              </text:list>
            </text:list-item>
          </text:list>
        </text:list-item>
        <text:list-item>
          <text:p text:style-name="P10">Class Variables and Methods.</text:p>
          <text:list>
            <text:list-item>
              <text:p text:style-name="P10">Public class properties and methods should be named using the "studly caps".</text:p>
            </text:list-item>
            <text:list-item>
              <text:p text:style-name="P10">Private class members are preceded by a single underscore.</text:p>
            </text:list-item>
          </text:list>
        </text:list-item>
        <text:list-item>
          <text:p text:style-name="P10">Constants.</text:p>
          <text:list>
            <text:list-item>
              <text:p text:style-name="P10">Constants should always be all-uppercase, with underscores to separate words.</text:p>
            </text:list-item>
            <text:list-item>
              <text:p text:style-name="P9">The true, false and null constants are excepted from the all-uppercase rule, and must always be lowercase. </text:p>
            </text:list-item>
          </text:list>
        </text:list-item>
      </text:list>
      <text:p text:style-name="P2"/>
      <text:p text:style-name="P4">Indenting and Line Length</text:p>
      <text:p text:style-name="P5"/>
      <text:section text:style-name="Sect1" text:name="standards.indenting">
        <text:list xml:id="list1777161643" text:style-name="L3">
          <text:list-item>
            <text:p text:style-name="P11">Use an indent of 4 spaces.</text:p>
          </text:list-item>
          <text:list-item>
            <text:p text:style-name="P11">Right margin should be set at column 80 and should not be exceeded by more than 4 characters.</text:p>
          </text:list-item>
          <text:list-item>
            <text:p text:style-name="P11">If lines are split to fit the 80 characters limit then the new lines should be indented to two tab keys from the position the line started.</text:p>
          </text:list-item>
        </text:list>
        <text:p text:style-name="P6"/>
      </text:section>
      <text:section text:style-name="Sect1" text:name="standards.control">
        <text:p text:style-name="P5">Control Structures</text:p>
        <text:p text:style-name="P6"/>
        <text:list xml:id="list2132518135" text:style-name="L4">
          <text:list-item>
            <text:p text:style-name="P12">Control statements should have one space between the control keyword and opening parenthesis, to distinguish them from function calls. </text:p>
          </text:list-item>
          <text:list-item>
            <text:p text:style-name="P12">You are strongly encouraged to always use curly braces even in situations where they are <text:soft-page-break/>technically optional.</text:p>
          </text:list-item>
          <text:list-item>
            <text:p text:style-name="P12">Split long if statements onto several lines. Keep the operators at the beginning of the line.</text:p>
          </text:list-item>
        </text:list>
      </text:section>
      <text:section text:style-name="Sect1" text:name="standards.funcalls">
        <text:p text:style-name="P5">Function Calls</text:p>
        <text:p text:style-name="P5"/>
        <text:list xml:id="list479705173" text:style-name="L5">
          <text:list-item>
            <text:p text:style-name="P13">Functions should be called with no spaces between the function name, the opening parenthesis, and the first parameter; spaces between commas and each parameter, and no space between the last parameter, the closing parenthesis, and the semicolon.</text:p>
            <text:list>
              <text:list-item>
                <text:p text:style-name="P18">$var = foo($bar, $baz, $quux);</text:p>
              </text:list-item>
            </text:list>
          </text:list-item>
          <text:list-item>
            <text:p text:style-name="P13">There should be one space on either side of an equals sign used to assign the return value of a function to a variable. In the case of a block of related assignments, more space may be inserted to promote readability.</text:p>
          </text:list-item>
        </text:list>
      </text:section>
      <text:section text:style-name="Sect1" text:name="standards.classdef">
        <text:p text:style-name="P6"/>
        <text:p text:style-name="P5">Class Definitions</text:p>
        <text:p text:style-name="P5"/>
        <text:list xml:id="list1764396030" text:style-name="L6">
          <text:list-item>
            <text:p text:style-name="P14">Class declarations have their opening brace on a new line.</text:p>
            <text:list>
              <text:list-item>
                <text:p text:style-name="P19">&lt;?php<text:line-break/>class Foo_Bar<text:line-break/>{<text:line-break/> <text:s text:c="3"/>//...code goes here<text:line-break/>}<text:line-break/>?&gt; </text:p>
              </text:list-item>
            </text:list>
          </text:list-item>
        </text:list>
      </text:section>
      <text:p text:style-name="P6"/>
      <text:section text:style-name="Sect1" text:name="standards.funcdef">
        <text:p text:style-name="P5">Function Definitions</text:p>
        <text:p text:style-name="P5"/>
        <text:list xml:id="list1250195527" text:style-name="L7">
          <text:list-item>
            <text:p text:style-name="P15">Function declarations follow the "K&amp;R style".</text:p>
          </text:list-item>
          <text:list-item>
            <text:p text:style-name="P20">&lt;?php<text:line-break/>function fooFunction($arg1, $arg2 = '')<text:line-break/>{<text:line-break/> <text:s text:c="3"/>if (condition)<text:line-break/> <text:s text:c="3"/>{<text:line-break/> <text:s text:c="7"/>statement;<text:line-break/> <text:s text:c="3"/>}<text:line-break/> <text:s text:c="3"/>return $val;<text:line-break/>}<text:line-break/>?&gt; </text:p>
          </text:list-item>
        </text:list>
        <text:p text:style-name="P6"/>
      </text:section>
      <text:section text:style-name="Sect1" text:name="standards.comments">
        <text:p text:style-name="P5">Comments</text:p>
        <text:p text:style-name="P5"/>
        <text:list xml:id="list1483569550" text:style-name="L8">
          <text:list-item>
            <text:p text:style-name="P16">Complete inline documentation comment blocks (docblocks) must be provided.</text:p>
          </text:list-item>
          <text:list-item>
            <text:p text:style-name="P16">Non-documentation comments are strongly encouraged. A general rule of thumb is that if you look at a section of code and think "Wow, I don't want to try and describe that", you need to comment it before you forget how it works.</text:p>
          </text:list-item>
          <text:list-item>
            <text:p text:style-name="P16">C style comments (/* */) and standard C++ comments (//) are both fine. Use of Perl/shell style comments (#) is discouraged. </text:p>
          </text:list-item>
        </text:list>
      </text:section>
      <text:p text:style-name="P5"/>
      <text:section text:style-name="Sect1" text:name="standards.tags">
        <text:p text:style-name="P5"><text:soft-page-break/>PHP Code Tags</text:p>
        <text:p text:style-name="P5"/>
        <text:list xml:id="list1965071266" text:style-name="L9">
          <text:list-item>
            <text:p text:style-name="P17">Always use &lt;?php ?&gt; to delimit PHP code, not the &lt;? ?&gt; shorthand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rian Novelo</meta:initial-creator>
    <meta:creation-date>2010-03-14T14:39:49</meta:creation-date>
    <dc:date>2010-06-29T13:21:23</dc:date>
    <dc:creator>Adrian Novelo</dc:creator>
    <meta:editing-duration>PT00H43M00S</meta:editing-duration>
    <meta:editing-cycles>10</meta:editing-cycles>
    <meta:generator>OpenOffice.org/3.1$Unix OpenOffice.org_project/310m19$Build-9420</meta:generator>
    <meta:document-statistic meta:table-count="0" meta:image-count="0" meta:object-count="0" meta:page-count="3" meta:paragraph-count="45" meta:word-count="571" meta:character-count="3308"/>
  </office:meta>
</office:document-meta>
</file>